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86710" officeooo:paragraph-rsid="000867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Sujay Sanjay Mahadik</text:p>
      <text:p text:style-name="P1">//3</text:p>
      <text:p text:style-name="P1">//Matrix Multiplication</text:p>
      <text:p text:style-name="P1">#include&lt;stdio.h&gt;</text:p>
      <text:p text:style-name="P1">#include&lt;stdlib.h&gt;</text:p>
      <text:p text:style-name="P1">#include&lt;pthread.h&gt;</text:p>
      <text:p text:style-name="P1">int a[3][3];</text:p>
      <text:p text:style-name="P1">int b[3][3];</text:p>
      <text:p text:style-name="P1">int c[3][3];</text:p>
      <text:p text:style-name="P1">struct v</text:p>
      <text:p text:style-name="P1">{</text:p>
      <text:p text:style-name="P1"><text:s text:c="3"/>int i;</text:p>
      <text:p text:style-name="P1"><text:s text:c="3"/>int j;</text:p>
      <text:p text:style-name="P1">};</text:p>
      <text:p text:style-name="P1">int sum;</text:p>
      <text:p text:style-name="P1">void *result(void *arg);</text:p>
      <text:p text:style-name="P1">int main()</text:p>
      <text:p text:style-name="P1">{</text:p>
      <text:p text:style-name="P1"><text:s text:c="3"/>pthread_t tid;</text:p>
      <text:p text:style-name="P1"><text:s text:c="3"/>int i,j,k=0;</text:p>
      <text:p text:style-name="P1"><text:s text:c="3"/>void *status=NULL;</text:p>
      <text:p text:style-name="P1"><text:s text:c="3"/>struct v *info=(struct v *)malloc(sizeof(struct v));</text:p>
      <text:p text:style-name="P1"><text:s text:c="3"/>printf("Enter The First Matrix: ");</text:p>
      <text:p text:style-name="P1"><text:s text:c="3"/>for(i=0;i&lt;3;i++)</text:p>
      <text:p text:style-name="P1"><text:s text:c="3"/>{</text:p>
      <text:p text:style-name="P1"><text:s text:c="6"/>for(j=0;j&lt;3;j++)</text:p>
      <text:p text:style-name="P1"><text:s text:c="6"/>{</text:p>
      <text:p text:style-name="P1"><text:s text:c="9"/>scanf("%d", &amp;a[i][j]);</text:p>
      <text:p text:style-name="P1"><text:s text:c="6"/>}</text:p>
      <text:p text:style-name="P1"><text:s text:c="3"/>}</text:p>
      <text:p text:style-name="P1"><text:s text:c="3"/>printf("Enter The Second Matrix: ");</text:p>
      <text:p text:style-name="P1"><text:s text:c="3"/>for(i=0;i&lt;3;i++)</text:p>
      <text:p text:style-name="P1"><text:s text:c="3"/>{</text:p>
      <text:p text:style-name="P1"><text:s text:c="6"/>for(j=0;j&lt;3;j++)</text:p>
      <text:p text:style-name="P1"><text:s text:c="6"/>{</text:p>
      <text:p text:style-name="P1"><text:s text:c="9"/>scanf("%d", &amp;b[i][j]);</text:p>
      <text:p text:style-name="P1"><text:s text:c="6"/>}</text:p>
      <text:p text:style-name="P1"><text:s text:c="3"/>}</text:p>
      <text:p text:style-name="P1"><text:s text:c="3"/>for(i=0;i&lt;3;i++)</text:p>
      <text:p text:style-name="P1"><text:s text:c="3"/>{</text:p>
      <text:p text:style-name="P1"><text:s text:c="6"/>for(j=0;j&lt;3;j++)</text:p>
      <text:p text:style-name="P1"><text:s text:c="6"/>{</text:p>
      <text:p text:style-name="P1"><text:s text:c="9"/>info-&gt;i=i;</text:p>
      <text:p text:style-name="P1"><text:s text:c="9"/>info-&gt;j=j;</text:p>
      <text:p text:style-name="P1"/>
      <text:p text:style-name="P1"><text:s text:c="9"/>pthread_create(&amp;tid,NULL,result,info);</text:p>
      <text:p text:style-name="P1"><text:s text:c="9"/>pthread_join(tid,&amp;status);</text:p>
      <text:p text:style-name="P1"><text:s text:c="9"/>k=*((int*)status);</text:p>
      <text:p text:style-name="P1"><text:s text:c="9"/>c[info-&gt;i][info-&gt;j]=k;</text:p>
      <text:p text:style-name="P1"><text:s text:c="6"/>}</text:p>
      <text:p text:style-name="P1"><text:s text:c="3"/>}</text:p>
      <text:p text:style-name="P1"><text:s text:c="3"/>printf("The Matrix Multiplication Is: \n");</text:p>
      <text:p text:style-name="P1"><text:s text:c="3"/>for(i=0;i&lt;3;i++)</text:p>
      <text:p text:style-name="P1"><text:s text:c="3"/>{</text:p>
      <text:p text:style-name="P1"><text:s text:c="6"/>for(j=0;j&lt;3;j++)</text:p>
      <text:p text:style-name="P1"><text:s text:c="6"/>{</text:p>
      <text:p text:style-name="P1"><text:s text:c="9"/>printf("%d\t",c[i][j]);</text:p>
      <text:p text:style-name="P1"><text:s text:c="6"/>}</text:p>
      <text:p text:style-name="P1"><text:s text:c="6"/>printf("\n");</text:p>
      <text:p text:style-name="P1"><text:s text:c="3"/>}</text:p>
      <text:p text:style-name="P1"><text:soft-page-break/>}</text:p>
      <text:p text:style-name="P1">void *result(void *arg)</text:p>
      <text:p text:style-name="P1">{</text:p>
      <text:p text:style-name="P1"><text:s text:c="3"/>struct v *info=arg;</text:p>
      <text:p text:style-name="P1"><text:s text:c="3"/>int p;</text:p>
      <text:p text:style-name="P1"><text:s text:c="3"/>sum=0;</text:p>
      <text:p text:style-name="P1"><text:s text:c="3"/>for(p=0;p&lt;3;p++)</text:p>
      <text:p text:style-name="P1"><text:s text:c="6"/>sum += a[info-&gt;i][p]*b[p][info-&gt;j];</text:p>
      <text:p text:style-name="P1"><text:s text:c="3"/>pthread_exit(&amp;sum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6:44:56.199723467</meta:creation-date>
    <meta:generator>LibreOffice/5.1.6.2$Linux_X86_64 LibreOffice_project/10m0$Build-2</meta:generator>
    <dc:date>2017-09-02T16:45:31.303674859</dc:date>
    <meta:editing-duration>PT35S</meta:editing-duration>
    <meta:editing-cycles>1</meta:editing-cycles>
    <meta:document-statistic meta:table-count="0" meta:image-count="0" meta:object-count="0" meta:page-count="2" meta:paragraph-count="69" meta:word-count="111" meta:character-count="1132" meta:non-whitespace-character-count="847"/>
  </office:meta>
</office:document-meta>
</file>